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5582f" officeooo:paragraph-rsid="00415de6"/>
    </style:style>
    <style:style style:name="P4" style:family="paragraph" style:parent-style-name="Text_20_body">
      <style:text-properties officeooo:rsid="003d65ad" officeooo:paragraph-rsid="003d65ad"/>
    </style:style>
    <style:style style:name="P5" style:family="paragraph" style:parent-style-name="Text_20_body">
      <style:text-properties officeooo:rsid="003d65ad" officeooo:paragraph-rsid="003e7786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Text_20_body">
      <style:text-properties officeooo:rsid="0040284d" officeooo:paragraph-rsid="00415de6"/>
    </style:style>
    <style:style style:name="P8" style:family="paragraph" style:parent-style-name="Text_20_body">
      <style:text-properties officeooo:rsid="004126b3" officeooo:paragraph-rsid="004126b3"/>
    </style:style>
    <style:style style:name="P9" style:family="paragraph" style:parent-style-name="Text_20_body">
      <style:text-properties officeooo:rsid="00415325" officeooo:paragraph-rsid="00415325"/>
    </style:style>
    <style:style style:name="P10" style:family="paragraph" style:parent-style-name="Text_20_body">
      <style:text-properties officeooo:rsid="0043a030" officeooo:paragraph-rsid="0043a030"/>
    </style:style>
    <style:style style:name="P11" style:family="paragraph" style:parent-style-name="Heading_20_1" style:master-page-name="Right_20_Page">
      <style:paragraph-properties style:page-number="auto"/>
      <style:text-properties officeooo:rsid="0043a030" officeooo:paragraph-rsid="0043a030"/>
    </style:style>
    <style:style style:name="P12" style:family="paragraph" style:parent-style-name="Heading_20_3">
      <style:text-properties officeooo:paragraph-rsid="003d65ad"/>
    </style:style>
    <style:style style:name="P13" style:family="paragraph" style:parent-style-name="Heading_20_3">
      <style:text-properties officeooo:paragraph-rsid="003e7786"/>
    </style:style>
    <style:style style:name="P14" style:family="paragraph" style:parent-style-name="Heading_20_3">
      <style:text-properties officeooo:paragraph-rsid="0043a030"/>
    </style:style>
    <style:style style:name="P15" style:family="paragraph" style:parent-style-name="Heading_20_3">
      <style:paragraph-properties fo:break-before="page"/>
      <style:text-properties officeooo:rsid="0043a030" officeooo:paragraph-rsid="0043a030"/>
    </style:style>
    <style:style style:name="P16" style:family="paragraph" style:parent-style-name="Heading_20_2">
      <style:text-properties officeooo:paragraph-rsid="0043a030"/>
    </style:style>
    <style:style style:name="T1" style:family="text">
      <style:text-properties officeooo:rsid="0025582f"/>
    </style:style>
    <style:style style:name="T2" style:family="text">
      <style:text-properties officeooo:rsid="003d65ad"/>
    </style:style>
    <style:style style:name="T3" style:family="text">
      <style:text-properties officeooo:rsid="003fbf23"/>
    </style:style>
    <style:style style:name="T4" style:family="text">
      <style:text-properties officeooo:rsid="0040284d"/>
    </style:style>
    <style:style style:name="T5" style:family="text">
      <style:text-properties officeooo:rsid="004126b3"/>
    </style:style>
    <style:style style:name="T6" style:family="text">
      <style:text-properties officeooo:rsid="00415de6"/>
    </style:style>
    <style:style style:name="T7" style:family="text">
      <style:text-properties officeooo:rsid="0043a030"/>
    </style:style>
    <style:style style:name="T8" style:family="text">
      <style:text-properties officeooo:rsid="0043d7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You Are My Sunshine</text:h>
      <text:h text:style-name="P16" text:outline-level="2">(<text:span text:style-name="T7">Jimmie Davis</text:span>)</text:h>
      <text:p text:style-name="Text_20_body">Time Signature: <text:span text:style-name="T7">4</text:span>/4</text:p>
      <text:p text:style-name="Text_20_body">Chords: <text:span text:style-name="T3">Am, C, Em, F, G</text:span></text:p>
      <text:p text:style-name="Text_20_body">Tempo: <text:span text:style-name="T8">11</text:span>0 - 1<text:span text:style-name="T8">3</text:span>0 BPM</text:p>
      <text:h text:style-name="P15" text:outline-level="3">[CHORUS]</text:h>
      <text:p text:style-name="P10">C <text:s text:c="37"/></text:p>
      <text:p text:style-name="P10">You are my sunshine, my only sunshine</text:p>
      <text:p text:style-name="P10"><text:s text:c="12"/>F <text:s text:c="19"/>C</text:p>
      <text:p text:style-name="P10">You make me happy when skies are gray</text:p>
      <text:p text:style-name="P10"><text:s text:c="13"/>F <text:s text:c="20"/>C </text:p>
      <text:p text:style-name="P10">You'll never know dear, how much I love you</text:p>
      <text:p text:style-name="P10"><text:s text:c="21"/>G <text:s text:c="9"/>C <text:s text:c="2"/></text:p>
      <text:p text:style-name="P10">Please don't take my sunshine away</text:p>
      <text:h text:style-name="Heading_20_3" text:outline-level="3">[VERSE 1]</text:h>
      <text:p text:style-name="P10">C</text:p>
      <text:p text:style-name="P10">The other night dear, as I lay sleeping</text:p>
      <text:p text:style-name="P10"><text:s text:c="12"/>F <text:s text:c="13"/>C </text:p>
      <text:p text:style-name="P10">I dreamed I held you in my arms</text:p>
      <text:p text:style-name="P10"><text:s text:c="8"/>F <text:s text:c="18"/>C <text:s text:c="4"/></text:p>
      <text:p text:style-name="P10">When I awoke dear, I was mistaken</text:p>
      <text:p text:style-name="P10"><text:s text:c="14"/>G <text:s text:c="7"/>C </text:p>
      <text:p text:style-name="P10">And I hung my head and cried</text:p>
      <text:h text:style-name="Heading_20_3" text:outline-level="3">[CHORUS]</text:h>
      <text:p text:style-name="P10">C <text:s text:c="37"/></text:p>
      <text:p text:style-name="P10">You are my sunshine, my only sunshine</text:p>
      <text:p text:style-name="P10"><text:s text:c="12"/>F <text:s text:c="19"/>C</text:p>
      <text:p text:style-name="P10">You make me happy when skies are gray</text:p>
      <text:p text:style-name="P10"><text:s text:c="13"/>F <text:s text:c="20"/>C </text:p>
      <text:p text:style-name="P10">You'll never know dear, how much I love you</text:p>
      <text:p text:style-name="P10"><text:s text:c="21"/>G <text:s text:c="9"/>C <text:s text:c="2"/></text:p>
      <text:p text:style-name="P10"><text:span text:style-name="T7">Please don't take my sunshine away</text:span></text:p>
      <text:h text:style-name="Heading_20_3" text:outline-level="3">[VERSE 2]</text:h>
      <text:p text:style-name="P10">C</text:p>
      <text:p text:style-name="P10">I'll always love you and make you happy</text:p>
      <text:p text:style-name="P10"><text:s text:c="13"/>F <text:s text:c="11"/>C <text:s text:c="2"/></text:p>
      <text:p text:style-name="P10">If you could only say the same</text:p>
      <text:p text:style-name="P10"><text:s text:c="11"/>F <text:s text:c="18"/>C</text:p>
      <text:p text:style-name="P10">But if you leave me, to love another</text:p>
      <text:p text:style-name="P10"><text:s text:c="19"/>G <text:s text:c="6"/>C <text:s/></text:p>
      <text:p text:style-name="P10">You will regret it all someday</text:p>
      <text:p text:style-name="P10"/>
      <text:p text:style-name="P10"/>
      <text:p text:style-name="P10"/>
      <text:h text:style-name="P14" text:outline-level="3"><text:soft-page-break/>[CHORUS]</text:h>
      <text:p text:style-name="P10">C <text:s text:c="37"/></text:p>
      <text:p text:style-name="P10">You are my sunshine, my only sunshine</text:p>
      <text:p text:style-name="P10"><text:s text:c="12"/>F <text:s text:c="19"/>C</text:p>
      <text:p text:style-name="P10">You make me happy when skies are gray</text:p>
      <text:p text:style-name="P10"><text:s text:c="13"/>F <text:s text:c="20"/>C </text:p>
      <text:p text:style-name="P10">You'll never know dear, how much I love you</text:p>
      <text:p text:style-name="P10"><text:s text:c="21"/>G <text:s text:c="9"/>C <text:s text:c="2"/></text:p>
      <text:p text:style-name="P10"><text:span text:style-name="T7">Please don't take my sunshine away</text:span></text:p>
      <text:h text:style-name="Heading_20_3" text:outline-level="3">[VERSE 3]</text:h>
      <text:p text:style-name="P10">C </text:p>
      <text:p text:style-name="P10">You told me once dear, you really loved me</text:p>
      <text:p text:style-name="P10"><text:s text:c="11"/>F <text:s text:c="17"/>C</text:p>
      <text:p text:style-name="P10">And no one else could come between</text:p>
      <text:p text:style-name="P10"><text:s text:c="16"/>F <text:s text:c="18"/>C </text:p>
      <text:p text:style-name="P10">Well now you've left me, and love another</text:p>
      <text:p text:style-name="P10"><text:s text:c="19"/>G <text:s text:c="5"/>C</text:p>
      <text:p text:style-name="P10">You have shattered all my dreams</text:p>
      <text:h text:style-name="P14" text:outline-level="3">[CHORUS]</text:h>
      <text:p text:style-name="P10">C <text:s text:c="37"/></text:p>
      <text:p text:style-name="P10">You are my sunshine, my only sunshine</text:p>
      <text:p text:style-name="P10"><text:s text:c="12"/>F <text:s text:c="19"/>C</text:p>
      <text:p text:style-name="P10">You make me happy when skies are gray</text:p>
      <text:p text:style-name="P10"><text:s text:c="13"/>F <text:s text:c="20"/>C </text:p>
      <text:p text:style-name="P10">You'll never know dear, how much I love you</text:p>
      <text:p text:style-name="P10"><text:s text:c="21"/>G <text:s text:c="9"/>C <text:s text:c="2"/></text:p>
      <text:p text:style-name="P10"><text:span text:style-name="T7">Please don't take my sunshine aw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0M53S</meta:editing-duration>
    <meta:editing-cycles>51</meta:editing-cycles>
    <meta:generator>LibreOffice/4.3.3.2$Linux_X86_64 LibreOffice_project/430m0$Build-2</meta:generator>
    <dc:title>Lyrics + Chords</dc:title>
    <dc:date>2017-04-08T20:08:11.087656920</dc:date>
    <meta:print-date>2017-04-03T12:23:29.985893000</meta:print-date>
    <meta:document-statistic meta:table-count="0" meta:image-count="0" meta:object-count="0" meta:page-count="3" meta:paragraph-count="68" meta:word-count="288" meta:character-count="2037" meta:non-whitespace-character-count="102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